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402cm"/>
    </style:style>
    <style:style style:name="Table1.B" style:family="table-column">
      <style:table-column-properties style:column-width="15.6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5pt" fo:font-weight="bold" officeooo:rsid="00163ebb" officeooo:paragraph-rsid="0016aba2"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Liberation Serif" fo:font-size="15pt" fo:font-weight="bold" officeooo:rsid="0016aba2" officeooo:paragraph-rsid="0016aba2" style:font-size-asian="15pt" style:font-weight-asian="bold" style:font-size-complex="15pt" style:font-weight-complex="bold"/>
    </style:style>
    <style:style style:name="P3" style:family="paragraph" style:parent-style-name="Standard">
      <style:paragraph-properties fo:text-align="center" style:justify-single-word="false" fo:break-before="page"/>
      <style:text-properties style:font-name="Liberation Serif" fo:font-size="15pt" fo:font-weight="bold" officeooo:rsid="00163ebb" officeooo:paragraph-rsid="0016aba2" style:font-size-asian="15pt" style:font-weight-asian="bold" style:font-size-complex="15pt" style:font-weight-complex="bold"/>
    </style:style>
    <style:style style:name="P4"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3pt" fo:font-weight="normal" officeooo:rsid="0016aba2" officeooo:paragraph-rsid="0016aba2" style:font-size-asian="13pt" style:font-weight-asian="normal" style:font-size-complex="13pt" style:font-weight-complex="normal"/>
    </style:style>
    <style:style style:name="P5"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4pt" fo:font-weight="bold" officeooo:rsid="00183a8a" officeooo:paragraph-rsid="00183a8a" style:font-size-asian="14pt" style:font-weight-asian="bold" style:font-size-complex="14pt" style:font-weight-complex="bold"/>
    </style:style>
    <style:style style:name="P6" style:family="paragraph" style:parent-style-name="Standard" style:list-style-name="L3">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4pt" fo:font-weight="bold" officeooo:rsid="00183a8a" officeooo:paragraph-rsid="00183a8a" style:font-size-asian="14pt" style:font-weight-asian="bold" style:font-size-complex="14pt" style:font-weight-complex="bold"/>
    </style:style>
    <style:style style:name="P7" style:family="paragraph" style:parent-style-name="Standard">
      <style:paragraph-properties fo:margin-top="0cm" fo:margin-bottom="0cm" loext:contextual-spacing="false" fo:line-height="100%" fo:text-align="start" style:justify-single-word="false"/>
      <style:text-properties officeooo:paragraph-rsid="00183a8a"/>
    </style:style>
    <style:style style:name="P8" style:family="paragraph" style:parent-style-name="Standard">
      <style:paragraph-properties fo:margin-top="0cm" fo:margin-bottom="0cm" loext:contextual-spacing="false" fo:line-height="100%" fo:text-align="start" style:justify-single-word="false"/>
      <style:text-properties officeooo:rsid="00191151" officeooo:paragraph-rsid="00191151"/>
    </style:style>
    <style:style style:name="P9" style:family="paragraph" style:parent-style-name="Standard">
      <style:paragraph-properties fo:margin-top="0cm" fo:margin-bottom="0cm" loext:contextual-spacing="false" fo:line-height="100%" fo:text-align="start" style:justify-single-word="false"/>
      <style:text-properties officeooo:rsid="00191151" officeooo:paragraph-rsid="001aac0f"/>
    </style:style>
    <style:style style:name="P10" style:family="paragraph" style:parent-style-name="Table_20_Contents">
      <style:paragraph-properties fo:text-align="center" style:justify-single-word="false"/>
      <style:text-properties style:font-name="Liberation Serif" fo:font-size="12pt" officeooo:rsid="00163ebb" officeooo:paragraph-rsid="00163ebb"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163ebb" officeooo:paragraph-rsid="00163ebb" style:font-size-asian="12pt" style:font-size-complex="12pt"/>
    </style:style>
    <style:style style:name="T1" style:family="text">
      <style:text-properties style:font-name-complex="Calibri1"/>
    </style:style>
    <style:style style:name="T2" style:family="text">
      <style:text-properties fo:font-size="13pt" fo:font-weight="normal" style:font-size-asian="13pt" style:font-weight-asian="normal" style:font-name-complex="Calibri1" style:font-size-complex="13pt" style:font-weight-complex="normal"/>
    </style:style>
    <style:style style:name="T3" style:family="text">
      <style:text-properties fo:font-size="13pt" fo:font-weight="normal" style:font-size-asian="11.3500003814697pt" style:font-weight-asian="normal" style:font-name-complex="Calibri1" style:font-size-complex="13pt" style:font-weight-complex="normal"/>
    </style:style>
    <style:style style:name="T4" style:family="text">
      <style:text-properties style:font-name="Liberation Serif" fo:font-size="13pt" fo:font-weight="normal" officeooo:rsid="00183a8a" style:font-size-asian="11.3500003814697pt" style:font-weight-asian="normal" style:font-name-complex="Calibri1" style:font-size-complex="13pt" style:font-weight-complex="normal"/>
    </style:style>
    <style:style style:name="T5" style:family="text">
      <style:text-properties style:font-name="Liberation Serif" fo:font-size="13pt" fo:font-weight="normal" style:font-size-asian="11.3500003814697pt" style:font-weight-asian="normal" style:font-name-complex="Calibri1" style:font-size-complex="13pt" style:font-weight-complex="normal"/>
    </style:style>
    <style:style style:name="T6" style:family="text">
      <style:text-properties style:font-name="Liberation Serif" fo:font-size="13pt" fo:font-weight="normal" officeooo:rsid="00191151" style:font-size-asian="11.3500003814697pt" style:font-weight-asian="normal" style:font-name-complex="Calibri1" style:font-size-complex="13pt" style:font-weight-complex="normal"/>
    </style:style>
    <style:style style:name="T7" style:family="text">
      <style:text-properties style:font-name="Liberation Serif" fo:font-size="13pt" fo:font-weight="normal" officeooo:rsid="001aac0f" style:font-size-asian="11.3500003814697pt" style:font-weight-asian="normal" style:font-name-complex="Calibri1"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156cm" fo:text-indent="-0.635cm" fo:margin-left="5.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91cm" fo:text-indent="-0.635cm" fo:margin-left="5.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426cm" fo:text-indent="-0.635cm" fo:margin-left="6.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061cm" fo:text-indent="-0.635cm" fo:margin-left="7.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96cm" fo:text-indent="-0.635cm" fo:margin-left="7.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331cm" fo:text-indent="-0.635cm" fo:margin-left="8.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966cm" fo:text-indent="-0.635cm" fo:margin-left="8.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601cm" fo:text-indent="-0.635cm" fo:margin-left="9.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36cm" fo:text-indent="-0.635cm" fo:margin-left="10.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871cm" fo:text-indent="-0.635cm" fo:margin-left="10.87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FTWARE REQUIREMENT SPECIFICATION DOCUMENT</text:p>
      <text:p text:style-name="P1"/>
      <table:table table:name="Table1" table:style-name="Table1">
        <table:table-column table:style-name="Table1.A"/>
        <table:table-column table:style-name="Table1.B"/>
        <table:table-row>
          <table:table-cell table:style-name="Table1.A1" office:value-type="string">
            <text:p text:style-name="P10">1.</text:p>
          </table:table-cell>
          <table:table-cell table:style-name="Table1.B1" office:value-type="string">
            <text:p text:style-name="P11">Introduction</text:p>
            <text:p text:style-name="P11"><text:s text:c="2"/>1.1 Purpose</text:p>
            <text:p text:style-name="P11"><text:s text:c="2"/>1.2 Scope</text:p>
            <text:p text:style-name="P11"><text:s text:c="2"/>1.3 Definitions, Acronyms and Abbreviations</text:p>
            <text:p text:style-name="P11"><text:s text:c="2"/>1.4 References</text:p>
            <text:p text:style-name="P11"><text:s text:c="2"/>1.5 Overview</text:p>
          </table:table-cell>
        </table:table-row>
        <table:table-row>
          <table:table-cell table:style-name="Table1.A2" office:value-type="string">
            <text:p text:style-name="P10">2.</text:p>
          </table:table-cell>
          <table:table-cell table:style-name="Table1.B2" office:value-type="string">
            <text:p text:style-name="P11">Overall Description</text:p>
            <text:p text:style-name="P11"><text:s text:c="2"/>2.1 Product Perspective</text:p>
            <text:p text:style-name="P11"><text:s text:c="8"/>2.1.1 System Interfaces</text:p>
            <text:p text:style-name="P11"><text:s text:c="8"/>2.1.2 User Interfaces</text:p>
            <text:p text:style-name="P11"><text:s text:c="8"/>2.1.3 Hardware Interfaces</text:p>
            <text:p text:style-name="P11"><text:s text:c="8"/>2.1.4 Software Interfaces</text:p>
            <text:p text:style-name="P11"><text:s text:c="8"/>2.1.5 Communications Interfaces</text:p>
            <text:p text:style-name="P11"><text:s text:c="8"/>2.1.6 Memory Constraints</text:p>
            <text:p text:style-name="P11"><text:s text:c="8"/>2.1.7 Operations</text:p>
            <text:p text:style-name="P11"><text:s text:c="8"/>2.1.8 Site Adaptation Requirements</text:p>
            <text:p text:style-name="P11"><text:s text:c="2"/>2.2 Product functions</text:p>
            <text:p text:style-name="P11"><text:s text:c="2"/>2.3 User Characteristics</text:p>
            <text:p text:style-name="P11"><text:s text:c="2"/>2.4 Constraints</text:p>
            <text:p text:style-name="P11"><text:s text:c="2"/>2.5 Assumptions and dependencies</text:p>
            <text:p text:style-name="P11"><text:s text:c="2"/>2.6 Apportioning of requirements</text:p>
          </table:table-cell>
        </table:table-row>
        <table:table-row>
          <table:table-cell table:style-name="Table1.A2" office:value-type="string">
            <text:p text:style-name="P10">3.</text:p>
          </table:table-cell>
          <table:table-cell table:style-name="Table1.B2" office:value-type="string">
            <text:p text:style-name="P11">Specific Requirements</text:p>
            <text:p text:style-name="P11"><text:s text:c="2"/>3.1 External Interfaces</text:p>
            <text:p text:style-name="P11"><text:s text:c="2"/>3.2 Functions</text:p>
            <text:p text:style-name="P11"><text:s text:c="2"/>3.3 Performance Requirements</text:p>
            <text:p text:style-name="P11"><text:s text:c="2"/>3.4 Logical Database Design</text:p>
            <text:p text:style-name="P11"><text:s text:c="2"/>3.5 Design Constraints</text:p>
            <text:p text:style-name="P11"><text:s text:c="8"/>3.5.1 Standards compliance</text:p>
            <text:p text:style-name="P11"><text:s text:c="2"/>3.6 Software Systems Attributes</text:p>
            <text:p text:style-name="P11"><text:s text:c="8"/>3.6.1 Reliability </text:p>
            <text:p text:style-name="P11"><text:s text:c="8"/>3.6.2 Availability </text:p>
            <text:p text:style-name="P11"><text:s text:c="8"/>3.6.3 Security </text:p>
            <text:p text:style-name="P11"><text:s text:c="8"/>3.6.4 Maintainability </text:p>
            <text:p text:style-name="P11"><text:s text:c="8"/>3.6.5 Portability</text:p>
            <text:p text:style-name="P11"><text:s text:c="2"/>3.7 Organizing the specific requirements</text:p>
            <text:p text:style-name="P11"><text:s text:c="8"/>3.7.1 System Mode </text:p>
            <text:p text:style-name="P11"><text:s text:c="8"/>3.7.2 User Class </text:p>
            <text:p text:style-name="P11"><text:s text:c="8"/>3.7.3 Objects </text:p>
            <text:p text:style-name="P11"><text:s text:c="8"/>3.7.4 Feature </text:p>
            <text:p text:style-name="P11"><text:s text:c="8"/>3.7.5 Stimulus </text:p>
            <text:p text:style-name="P11"><text:s text:c="8"/>3.7.6 Response </text:p>
            <text:p text:style-name="P11"><text:s text:c="8"/>3.7.7 Functional Hierarchy </text:p>
          </table:table-cell>
        </table:table-row>
        <table:table-row>
          <table:table-cell table:style-name="Table1.A2" office:value-type="string">
            <text:p text:style-name="P10">4.</text:p>
          </table:table-cell>
          <table:table-cell table:style-name="Table1.B2" office:value-type="string">
            <text:p text:style-name="P11">Supporting Information</text:p>
          </table:table-cell>
        </table:table-row>
      </table:table>
      <text:p text:style-name="P1"/>
      <text:p text:style-name="P1"/>
      <text:p text:style-name="P1"/>
      <text:p text:style-name="P1"/>
      <text:p text:style-name="P2"><text:soft-page-break/>1. INTRODUCTION</text:p>
      <text:p text:style-name="P4"><text:span text:style-name="T1">This document aims at defining the overall software requirements for ‘University Registration System’. Efforts have been made to define the requirements exhaustively and accurately. The final product will be having only features/ functionalities mentioned in this document and assumptions for any additional functionality/ feature should not be made by any of the parties involved in developing/ testing/ implementing/ using this product. In case it is required to have some additional features, a formal change request will need to be raised and subsequently a new release of this document and/ or product will be produced.</text:span></text:p>
      <text:p text:style-name="P4"><text:span text:style-name="T1"/></text:p>
      <text:list xml:id="list4829940547254072440" text:style-name="L3">
        <text:list-header>
          <text:p text:style-name="P6"><text:span text:style-name="T1">1.1 <text:s/>PURPOSE</text:span></text:p>
        </text:list-header>
      </text:list>
      <text:p text:style-name="P5"><text:span text:style-name="T1"><text:tab/></text:span><text:span text:style-name="T2">This specification document describes the capabilites that will be provided by </text:span></text:p>
      <text:p text:style-name="P5"><text:span text:style-name="T2"><text:tab/>the software application ‘University Registration System ( URS ) ’. The <text:tab/>URS maintains the information about students, faculty, various departments <text:tab/>and corresponding courses. This information is maintained in order to provide <text:tab/>registration to students and faculty.</text:span></text:p>
      <text:p text:style-name="P5"><text:span text:style-name="T2"/></text:p>
      <text:p text:style-name="P5"><text:span text:style-name="T1">1.2 SCOPE</text:span></text:p>
      <text:p text:style-name="P5"><text:span text:style-name="T1"><text:tab/></text:span><text:span text:style-name="T3">The name of the software is University Registration System (URS). The system will be referred to as URS in the rest of the SRS. The proposed URS must be able to perform the following functions : </text:span></text:p>
      <text:p text:style-name="P5"><text:span text:style-name="T3"/></text:p>
      <text:p text:style-name="P5"><text:span text:style-name="T3">Dos :</text:span></text:p>
      <text:p text:style-name="P7"><text:span text:style-name="T4"><text:tab/><text:tab/>1. Issue of login ID and password to system </text:span><text:span text:style-name="T6">operators.</text:span></text:p>
      <text:p text:style-name="P8"><text:span text:style-name="T5"><text:tab/><text:tab/>2. Maintain details of students to register them into the university.</text:span></text:p>
      <text:p text:style-name="P8"><text:span text:style-name="T5"><text:tab/><text:tab/>3. Maintain details of faculty in the university.</text:span></text:p>
      <text:p text:style-name="P9"><text:span text:style-name="T5"><text:tab/><text:tab/>4. Maintain details of department and </text:span><text:span text:style-name="T7">the courses alloted to the department.</text:span></text:p>
      <text:p text:style-name="P9"><text:span text:style-name="T7"><text:tab/><text:tab/>5. Search Department Details from the available list and view its details.</text:span></text:p>
      <text:p text:style-name="P9"><text:span text:style-name="T7"><text:tab/><text:tab/>6. </text:span></text:p>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21:46:53.286614262</meta:creation-date>
    <dc:date>2017-09-12T22:52:41.027535211</dc:date>
    <meta:editing-duration>PT10M54S</meta:editing-duration>
    <meta:editing-cycles>1</meta:editing-cycles>
    <meta:document-statistic meta:table-count="1" meta:image-count="0" meta:object-count="0" meta:page-count="2" meta:paragraph-count="62" meta:word-count="364" meta:character-count="2729" meta:non-whitespace-character-count="2190"/>
    <meta:generator>LibreOffice/5.1.6.2$Linux_X86_64 LibreOffice_project/10m0$Build-2</meta:generator>
  </office:meta>
</office:document-meta>
</file>